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C2000001AFD33D33B34CC693A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99cm" svg:stroke-color="#ff3333" draw:marker-start-width="0.651cm" draw:marker-end-width="0.651cm" draw:fill="none" draw:textarea-horizontal-align="justify" draw:textarea-vertical-align="middle" draw:auto-grow-height="false" fo:min-height="0.621cm" fo:min-width="6.151cm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イメージ1" text:anchor-type="paragraph" svg:width="17cm" svg:height="10.379cm" draw:z-index="0"><draw:image xlink:href="Pictures/10000201000002C2000001AFD33D33B34CC693A8.png" xlink:type="simple" xlink:show="embed" xlink:actuate="onLoad"/></draw:frame><draw:custom-shape text:anchor-type="paragraph" draw:z-index="1" draw:name="シェイプ1" draw:style-name="gr1" draw:text-style-name="P1" svg:width="6.218cm" svg:height="0.689cm" svg:x="6.211cm" svg:y="2.44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2S</meta:editing-duration>
    <meta:editing-cycles>4</meta:editing-cycles>
    <meta:generator>LibreOffice/5.2.3.3$Windows_X86_64 LibreOffice_project/d54a8868f08a7b39642414cf2c8ef2f228f780cf</meta:generator>
    <dc:date>2016-12-25T17:45:00.711000000</dc:date>
    <meta:document-statistic meta:table-count="0" meta:image-count="1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